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ff80" draw:textarea-horizontal-align="justify" draw:textarea-vertical-align="middle" draw:auto-grow-height="false" fo:min-height="1.26cm" fo:min-width="2.104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84cm" fo:min-width="4.03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06cm" fo:min-width="4.16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06cm" fo:min-width="3.24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447cm" fo:min-width="4.428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447cm" fo:min-width="3.507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447cm" fo:min-width="2.58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75cm" fo:min-width="2.974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6cm" fo:min-width="2.104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none" draw:textarea-vertical-align="middle" loext:decorative="false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0ff80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style:paragraph-properties fo:text-align="center" style:writing-mode="lr-tb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text-shadow="none" style:text-underline-style="none" fo:font-weight="normal" style:letter-kerning="true" style:font-name-asian="Noto Sans CJK SC" style:font-size-asian="13pt" style:font-weight-asian="normal" style:font-name-complex="Lohit Devanagari" style:font-size-complex="13pt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italic" fo:text-shadow="none" style:text-underline-style="none" fo:font-weight="normal" style:letter-kerning="true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82cm" svg:height="2.134cm" svg:x="1.546cm" svg:y="1.75cm">
          <text:p text:style-name="P1"><text:span text:style-name="T1">Gold Rate </text:span><text:span text:style-name="T1">Predi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846cm" svg:height="3.25cm" svg:x="0.75cm" svg:y="5.75cm">
          <text:p text:style-name="P1"><text:span text:style-name="T2">Web </text:span><text:span text:style-name="T2">scra</text:span><text:span text:style-name="T2">ppin</text:span><text:span text:style-name="T2">g </text:span><text:span text:style-name="T2">data </text:span><text:span text:style-name="T2">from </text:span><text:span text:style-name="T2">yaho</text:span><text:span text:style-name="T2">o </text:span><text:span text:style-name="T2">finan</text:span><text:span text:style-name="T2">ce </text:span><text:span text:style-name="T2">usin</text:span><text:span text:style-name="T2">g </text:span><text:span text:style-name="T3">yfina</text:span><text:span text:style-name="T3">nce </text:span><text:span text:style-name="T1">mod</text:span><text:span text:style-name="T1">ule </text:span><text:span text:style-name="T1">and </text:span><text:span text:style-name="T1">usin</text:span><text:span text:style-name="T1">g </text:span><text:span text:style-name="T1">toke</text:span><text:span text:style-name="T1">ns </text:span><text:span text:style-name="T1">like </text:span><text:span text:style-name="T1">GC=</text:span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91cm" svg:height="2.56cm" svg:x="8.359cm" svg:y="6.019cm">
          <text:p text:style-name="P1"><text:span text:style-name="T1">Data 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99cm" svg:height="2.56cm" svg:x="16.031cm" svg:y="6.019cm">
          <text:p text:style-name="P1"><text:span text:style-name="T1">Data </text:span><text:span text:style-name="T1">Cleani</text:span><text:span text:style-name="T1">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218cm" svg:height="2.987cm" svg:x="22.782cm" svg:y="6.019cm">
          <text:p text:style-name="P1"><text:span text:style-name="T1">Feature </text:span><text:span text:style-name="T1">Engineerin</text:span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297cm" svg:height="2.987cm" svg:x="23.396cm" svg:y="11.567cm">
          <text:p text:style-name="P1"><text:span text:style-name="T1">Model Buil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375cm" svg:height="2.987cm" svg:x="17.259cm" svg:y="11.567cm">
          <text:p text:style-name="P1"><text:span text:style-name="T1">Model 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682cm" svg:height="2.133cm" svg:x="9.893cm" svg:y="11.994cm">
          <text:p text:style-name="P1"><text:span text:style-name="T1">R</text:span><text:span text:style-name="T1">es</text:span><text:span text:style-name="T1">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218cm" svg:height="2.987cm" svg:x="1.3cm" svg:y="11.567cm">
          <text:p text:style-name="P1"><text:span text:style-name="T1">D</text:span><text:span text:style-name="T1">at</text:span><text:span text:style-name="T1">a </text:span><text:span text:style-name="T1">Vi</text:span><text:span text:style-name="T1">su</text:span><text:span text:style-name="T1">ali</text:span><text:span text:style-name="T1">za</text:span><text:span text:style-name="T1">tio</text:span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.682cm" svg:height="2.134cm" svg:x="1.914cm" svg:y="17.116cm">
          <text:p text:style-name="P1"><text:span text:style-name="T1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3.448cm" svg:y1="3.884cm" svg:x2="3.5cm" svg:y2="5.75cm">
          <text:p text:style-name="P1"><text:span text:style-name="T1"/></text:p>
        </draw:line>
        <draw:line draw:style-name="gr11" draw:text-style-name="P4" draw:layer="layout" svg:x1="5.597cm" svg:y1="7.299cm" svg:x2="8.359cm" svg:y2="7.299cm">
          <text:p text:style-name="P1"><text:span text:style-name="T1"/></text:p>
        </draw:line>
        <draw:line draw:style-name="gr12" draw:text-style-name="P4" draw:layer="layout" svg:x1="13.269cm" svg:y1="7.299cm" svg:x2="16.031cm" svg:y2="7.299cm">
          <text:p text:style-name="P1"><text:span text:style-name="T1"/></text:p>
        </draw:line>
        <draw:line draw:style-name="gr12" draw:text-style-name="P4" draw:layer="layout" svg:x1="20.021cm" svg:y1="7.299cm" svg:x2="22.783cm" svg:y2="7.299cm">
          <text:p text:style-name="P1"><text:span text:style-name="T1"/></text:p>
        </draw:line>
        <draw:line draw:style-name="gr10" draw:text-style-name="P4" draw:layer="layout" svg:x1="25.852cm" svg:y1="9.006cm" svg:x2="25.852cm" svg:y2="11.567cm">
          <text:p text:style-name="P1"><text:span text:style-name="T1"/></text:p>
        </draw:line>
        <draw:line draw:style-name="gr13" draw:text-style-name="P4" draw:layer="layout" svg:x1="23.396cm" svg:y1="13.274cm" svg:x2="20.634cm" svg:y2="13.274cm">
          <text:p text:style-name="P1"><text:span text:style-name="T1"/></text:p>
        </draw:line>
        <draw:line draw:style-name="gr13" draw:text-style-name="P4" draw:layer="layout" svg:x1="17.259cm" svg:y1="13.274cm" svg:x2="13.576cm" svg:y2="13.274cm">
          <text:p text:style-name="P1"><text:span text:style-name="T1"/></text:p>
        </draw:line>
        <draw:line draw:style-name="gr13" draw:text-style-name="P4" draw:layer="layout" svg:x1="9.893cm" svg:y1="13.274cm" svg:x2="6.517cm" svg:y2="13.274cm">
          <text:p text:style-name="P1"><text:span text:style-name="T1"/></text:p>
        </draw:line>
        <draw:line draw:style-name="gr10" draw:text-style-name="P4" draw:layer="layout" svg:x1="3.755cm" svg:y1="14.555cm" svg:x2="3.755cm" svg:y2="17.116cm">
          <text:p text:style-name="P1"><text:span text:style-name="T1"/>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0:18:15.704258289</meta:creation-date>
    <meta:generator>LibreOffice/7.6.5.2$Linux_X86_64 LibreOffice_project/38d5f62f85355c192ef5f1dd47c5c0c0c6d6598b</meta:generator>
    <dc:date>2024-05-30T18:58:24.228118901</dc:date>
    <meta:editing-duration>PT1H12M</meta:editing-duration>
    <meta:editing-cycles>3</meta:editing-cycles>
    <meta:document-statistic meta:object-count="19"/>
  </office:meta>
</office:document-meta>
</file>